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 DECODE" svg:font-family="'AR DECODE'" style:font-pitch="variable"/>
    <style:font-face style:name="Harlow Solid Italic" svg:font-family="'Harlow Solid Italic'" style:font-family-generic="decorative" style:font-pitch="variable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Harlow Solid Italic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Harlow Solid Italic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cccc" style:font-name="Comic Sans MS" fo:font-style="italic" style:font-style-asian="italic" style:font-style-complex="italic"/>
    </style:style>
    <style:style style:name="T8" style:family="text">
      <style:text-properties fo:color="#00cccc" style:font-name="Comic Sans M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cccc" style:font-name="Comic Sans M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Comic Sans M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AQ Client</text:span></text:p>
      <text:p text:style-name="P1"/>
      <text:p text:style-name="P2"><text:span text:style-name="T3">Design</text:span></text:p>
      <text:p text:style-name="Standard"><text:span text:style-name="T4">Le logo ?<text:tab/></text:span><text:span text:style-name="T2">OK fleur:tatouage sur des mains chaque lettre veulent dire un mot de bien être (A : amour de soi- B : bien être- P : plénitude et E : estime de soi et S : Sérenité)</text:span></text:p>
      <text:p text:style-name="Standard"><text:span text:style-name="T4">La charte graphique ?</text:span><text:span text:style-name="T5">azerty (harlow solid italic)</text:span></text:p>
      <text:p text:style-name="Standard"><text:span text:style-name="T4">Ton slogan ? </text:span><text:span text:style-name="T6">Un des secret du bonheur, c'est être respectueux de son corps</text:span></text:p>
      <text:p text:style-name="P2"><text:span text:style-name="T3">Contenu</text:span></text:p>
      <text:p text:style-name="Standard"><text:span text:style-name="T4">Quel est le nom de l’entreprise ? </text:span><text:span text:style-name="T10">In's </text:span><text:span text:style-name="T9">TEM</text:span><text:span text:style-name="T7"> </text:span><text:span text:style-name="T8">pa</text:span><text:span text:style-name="T10">isibl</text:span><text:span text:style-name="T8">e</text:span></text:p>
      <text:p text:style-name="Standard"><text:span text:style-name="T4">Combien de type de massage/séance pratiques-tu ? 6 pour l'instant 10 à la certification finale</text:span></text:p>
      <text:p text:style-name="Standard"><text:span text:style-name="T4">Quelles sont leurs noms ? 1 :Californien,2 :réflexologie plantaire thaï, 3 :femme enceinte façon ayurvéda, 4 :thaï, 5 :suédois, 6 :ayurvédique,</text:span></text:p>
      <text:p text:style-name="Standard"><text:span text:style-name="T4">plus tard 7 :lomi-lomi, 8 :bébé, 9 :massage amma assis, et 10 :balinais </text:span></text:p>
      <text:p text:style-name="Standard"><text:span text:style-name="T4">Combien de temps dure-t-elle ?entre 1 heure et 1h30 en fonction des massages</text:span></text:p>
      <text:p text:style-name="Standard"><text:span text:style-name="T4">Description de chacune d’elle ? 1:enveloppant,maternant,doux et profond sur tout le corps</text:span></text:p>
      <text:p text:style-name="Standard"><text:span text:style-name="T4">2:énergique,dynamique,travail sur les méridiens et les points de réflexologie entre les hanches et les pieds travail énergétique</text:span></text:p>
      <text:p text:style-name="Standard"><text:span text:style-name="T4">3:massage énergétique sur les doshas (énergie vitales tirées de la médecine ayurvédique) doux et apaisant convient parfaitement au femme enceinte mais aussi à tout autre profil ;phase assise,sur les flancs et sur le dos pour le receveur nécessite un petit questionnaire au préalable pour le receveur sur futon adaptable sur table si besoin</text:span></text:p>
      <text:p text:style-name="Standard"><text:span text:style-name="T4">4:énergique,dynamique,étirement musculaire,techniques d'empaumement et de points de pression sur futon habillé massage sans huile sur tout le corps</text:span></text:p>
      <text:p text:style-name="Standard"><text:span text:style-name="T4">5:énergique,dynamique,pétrissage musculaire profond idéal pour les sportifs mais s'adapte à tous pour libérer des tensions et/ou contractures musculaires sur tout le corps</text:span></text:p>
      <text:p text:style-name="Standard"><text:span text:style-name="T4">6: à l'huile chaude énergétique suit des méridiens dynamisant(à finaliser quand j'aurai passer la certification) tout le corps</text:span></text:p>
      <text:p text:style-name="Standard"><text:span text:style-name="T4">de 7 à 10 a finaliser quand certifiée</text:span></text:p>
      <text:p text:style-name="Standard"><text:span text:style-name="T4">Les tarifs ? 55€ pour 1h </text:span></text:p>
      <text:p text:style-name="Standard"><text:span text:style-name="T4">68€ pour 1h15 et 80€ pour 1h30</text:span></text:p>
      <text:p text:style-name="P2"><text:span text:style-name="T3">Fonctionnalité</text:span></text:p>
      <text:p text:style-name="Standard"><text:span text:style-name="T4">Est-ce qu’il y aura un système de fidélité ? Oui <text:s/>50% de réduction à la 10ème séance par exemple</text:span></text:p>
      <text:p text:style-name="Standard"><text:soft-page-break/><text:span text:style-name="T4">Compte tu vendre des produits (à l’avenir) ?non, juste carte cadeaux</text:span></text:p>
      <text:p text:style-name="P2"><text:span text:style-name="T3">Profil</text:span> </text:p>
      <text:p text:style-name="Standard">Ton statut juridique en tant qu’entreprise ? auto-entrepreneur</text:p>
      <text:p text:style-name="Standard">Une biographie de toi ? oui</text:p>
      <text:p text:style-name="Standard">As-tu déjà une idée de tes jours/horaires de travail ? 9H00-12h 14h00-18h30 fini vers 20h le temps de la séance</text:p>
      <text:p text:style-name="Standard">du lundi au vendredi avec possibilité le samedi (en fonction de mon temps partiel au début de l'activité)</text:p>
      <text:p text:style-name="Standard">Ton secteur géographique de pratique ? Rayon de 30 kms autour de Ste Pazann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 DECODE" svg:font-family="'AR DECODE'" style:font-pitch="variable"/>
    <style:font-face style:name="Harlow Solid Italic" svg:font-family="'Harlow Solid Italic'" style:font-family-generic="decorative" style:font-pitch="variable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ELIPPON Alexis</meta:initial-creator>
    <dc:creator>benoît blanchard</dc:creator>
    <meta:editing-cycles>8</meta:editing-cycles>
    <meta:creation-date>2020-12-17T13:17:00</meta:creation-date>
    <dc:date>2021-01-12T22:56:54.71</dc:date>
    <meta:editing-duration>PT18S</meta:editing-duration>
    <meta:generator>OpenOffice/4.1.5$Win32 OpenOffice.org_project/415m1$Build-9789</meta:generator>
    <meta:document-statistic meta:table-count="0" meta:image-count="0" meta:object-count="0" meta:page-count="2" meta:paragraph-count="29" meta:word-count="395" meta:character-count="24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